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a8a92" officeooo:paragraph-rsid="001bfdfe"/>
    </style:style>
    <style:style style:name="P2" style:family="paragraph" style:parent-style-name="Standard">
      <style:text-properties officeooo:rsid="001d7114" officeooo:paragraph-rsid="001bfdfe"/>
    </style:style>
    <style:style style:name="P3" style:family="paragraph" style:parent-style-name="Standard" style:list-style-name="L1">
      <style:text-properties officeooo:rsid="001d7114" officeooo:paragraph-rsid="001bfdfe"/>
    </style:style>
    <style:style style:name="P4" style:family="paragraph" style:parent-style-name="Standard" style:list-style-name="L1">
      <style:text-properties officeooo:rsid="001e40b9" officeooo:paragraph-rsid="001bfdfe"/>
    </style:style>
    <style:style style:name="P5" style:family="paragraph" style:parent-style-name="Standard" style:list-style-name="L1">
      <style:text-properties officeooo:rsid="002004cf" officeooo:paragraph-rsid="001bfdfe"/>
    </style:style>
    <style:style style:name="P6" style:family="paragraph" style:parent-style-name="Standard">
      <style:text-properties officeooo:rsid="001e40b9" officeooo:paragraph-rsid="001bfdfe"/>
    </style:style>
    <style:style style:name="P7" style:family="paragraph" style:parent-style-name="Standard">
      <style:text-properties officeooo:rsid="00212fed" officeooo:paragraph-rsid="001bfdfe"/>
    </style:style>
    <style:style style:name="P8" style:family="paragraph" style:parent-style-name="Standard">
      <style:text-properties officeooo:rsid="002daf07" officeooo:paragraph-rsid="001bfdfe"/>
    </style:style>
    <style:style style:name="T1" style:family="text">
      <style:text-properties officeooo:rsid="001e40b9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1209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09in" fo:margin-left="1.5in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es don’t reproduce after pupation of host</text:p>
      <text:p text:style-name="P1">Mite reproduction is more important than number of mites</text:p>
      <text:p text:style-name="P1"/>
      <text:p text:style-name="P1"/>
      <text:p text:style-name="P1">Goals:<text:line-break/>spatial distribution on frame</text:p>
      <text:p text:style-name="P1">correlation between adult infestation and brood infestation</text:p>
      <text:p text:style-name="P1">reproductive success correlated with location on frame</text:p>
      <text:p text:style-name="P1"/>
      <text:p text:style-name="P1"/>
      <text:p text:style-name="P2">Outline</text:p>
      <text:p text:style-name="P2"/>
      <text:list text:style-name="L1">
        <text:list-item>
          <text:p text:style-name="P3">Abstract</text:p>
        </text:list-item>
        <text:list-item>
          <text:p text:style-name="P3">Introduc<text:span text:style-name="T1">tion</text:span></text:p>
          <text:list>
            <text:list-item>
              <text:p text:style-name="P4">History of Mite Study</text:p>
            </text:list-item>
          </text:list>
        </text:list-item>
        <text:list-item>
          <text:p text:style-name="P4">Life History</text:p>
          <text:list>
            <text:list-item>
              <text:p text:style-name="P4">Feeding</text:p>
            </text:list-item>
            <text:list-item>
              <text:p text:style-name="P4">Reproduction</text:p>
            </text:list-item>
            <text:list-item>
              <text:p text:style-name="P4">Phoresy</text:p>
            </text:list-item>
          </text:list>
        </text:list-item>
        <text:list-item>
          <text:p text:style-name="P4">Spread</text:p>
        </text:list-item>
        <text:list-item>
          <text:p text:style-name="P5">Treatment Options</text:p>
        </text:list-item>
        <text:list-item>
          <text:p text:style-name="P4">Future Threats</text:p>
        </text:list-item>
      </text:list>
      <text:p text:style-name="P6"/>
      <text:p text:style-name="P6"/>
      <text:p text:style-name="P7">Mesostigmatic mites as overarching category</text:p>
      <text:p text:style-name="P7">Current committee members: Sammy Ramsey, Jennifer Hill</text:p>
      <text:p text:style-name="P7">Potential committee members: Julian Rosasco, Valerie McKenzie, Jing Chung, </text:p>
      <text:p text:style-name="P8">Dorsata migration more often, brood break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0:29:22.147000000</meta:creation-date>
    <dc:date>2024-09-25T10:29:54.235000000</dc:date>
    <meta:editing-duration>PT36S</meta:editing-duration>
    <meta:editing-cycles>1</meta:editing-cycles>
    <meta:document-statistic meta:table-count="0" meta:image-count="0" meta:object-count="0" meta:page-count="1" meta:paragraph-count="20" meta:word-count="89" meta:character-count="611" meta:non-whitespace-character-count="551"/>
    <meta:generator>LibreOffice/24.8.0.3$Windows_X86_64 LibreOffice_project/0bdf1299c94fe897b119f97f3c613e9dca6be583</meta:generator>
  </office:meta>
</office:document-meta>
</file>